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 style:list-style-name="L1">
      <style:text-properties officeooo:rsid="001e5323" officeooo:paragraph-rsid="001e5323"/>
    </style:style>
    <style:style style:name="P3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4" style:family="paragraph" style:parent-style-name="Standard">
      <style:text-properties officeooo:rsid="00200dec" officeooo:paragraph-rsid="00200dec"/>
    </style:style>
    <style:style style:name="T1" style:family="text">
      <style:text-properties officeooo:rsid="001f01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h 5099 – Colloquium </text:p>
      <text:p text:style-name="P3">Spring 2025</text:p>
      <text:p text:style-name="P1"/>
      <text:p text:style-name="P1">Rubric </text:p>
      <text:list text:style-name="L1">
        <text:list-item>
          <text:p text:style-name="P2"/>
          <text:list>
            <text:list-item>
              <text:p text:style-name="P2">why the field is important</text:p>
            </text:list-item>
            <text:list-item>
              <text:p text:style-name="P2">what problem is solved</text:p>
            </text:list-item>
            <text:list-item>
              <text:p text:style-name="P2">how solving the problem helps the field.</text:p>
            </text:list-item>
          </text:list>
        </text:list-item>
        <text:list-item>
          <text:p text:style-name="P2"/>
          <text:list>
            <text:list-item>
              <text:p text:style-name="P2">Captures the audiences attention</text:p>
            </text:list-item>
            <text:list-item>
              <text:p text:style-name="P2">audience taeks away fromt eh talk</text:p>
            </text:list-item>
            <text:list-item>
              <text:p text:style-name="P2">Professionalism, respect, recognizes contribution</text:p>
            </text:list-item>
          </text:list>
        </text:list-item>
        <text:list-item>
          <text:p text:style-name="P2"/>
          <text:list>
            <text:list-item>
              <text:p text:style-name="P2">Talk ends on time.</text:p>
            </text:list-item>
            <text:list-item>
              <text:p text:style-name="P2">Title and abstract provided at the least a week in advance</text:p>
            </text:list-item>
          </text:list>
        </text:list-item>
      </text:list>
      <text:p text:style-name="P1"/>
      <text:p text:style-name="P1"><text:span text:style-name="T1">U</text:span>se abstraction and reflection and enter on Canvas.</text:p>
      <text:p text:style-name="P1"/>
      <text:p text:style-name="P4">$100 for the best Graduated Tal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1-15T16:14:17.614197526</dc:date>
    <meta:editing-duration>PT5M19S</meta:editing-duration>
    <meta:editing-cycles>3</meta:editing-cycles>
    <meta:document-statistic meta:table-count="0" meta:image-count="0" meta:object-count="0" meta:page-count="1" meta:paragraph-count="16" meta:word-count="76" meta:character-count="414" meta:non-whitespace-character-count="359"/>
  </office:meta>
</office:document-meta>
</file>